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1000000000000320000002585C39BAE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ackandwhite-title">
      <style:graphic-properties fo:min-height="1.3cm"/>
    </style:style>
    <style:style style:name="pr2" style:family="presentation" style:parent-style-name="lyt-blackandwhite-notes">
      <style:graphic-properties draw:fill-color="#ffffff" fo:min-height="13.364cm"/>
    </style:style>
    <style:style style:name="co1" style:family="table-column">
      <style:table-column-properties style:column-width="2.909cm" style:use-optimal-column-width="false"/>
    </style:style>
    <style:style style:name="co2" style:family="table-column">
      <style:table-column-properties style:column-width="2.801cm" style:use-optimal-column-width="false"/>
    </style:style>
    <style:style style:name="co3" style:family="table-column">
      <style:table-column-properties style:column-width="2.608cm" style:use-optimal-column-width="false"/>
    </style:style>
    <style:style style:name="co4" style:family="table-column">
      <style:table-column-properties style:column-width="7.141cm" style:use-optimal-column-width="false"/>
    </style:style>
    <style:style style:name="co5" style:family="table-column">
      <style:table-column-properties style:column-width="2.717cm" style:use-optimal-column-width="false"/>
    </style:style>
    <style:style style:name="co6" style:family="table-column">
      <style:table-column-properties style:column-width="3.634cm" style:use-optimal-column-width="false"/>
    </style:style>
    <style:style style:name="co7" style:family="table-column">
      <style:table-column-properties style:column-width="3.37cm" style:use-optimal-column-width="false"/>
    </style:style>
    <style:style style:name="co8" style:family="table-column">
      <style:table-column-properties style:column-width="3.198cm" style:use-optimal-column-width="false"/>
    </style:style>
    <style:style style:name="co9" style:family="table-column">
      <style:table-column-properties style:column-width="3.041cm" style:use-optimal-column-width="false"/>
    </style:style>
    <style:style style:name="co10" style:family="table-column">
      <style:table-column-properties style:column-width="7.037cm" style:use-optimal-column-width="false"/>
    </style:style>
    <style:style style:name="co11" style:family="table-column">
      <style:table-column-properties style:column-width="2.898cm" style:use-optimal-column-width="false"/>
    </style:style>
    <style:style style:name="ro1" style:family="table-row">
      <style:table-row-properties style:row-height="1.337cm"/>
    </style:style>
    <style:style style:name="ro2" style:family="table-row">
      <style:table-row-properties style:row-height="1.746cm"/>
    </style:style>
    <style:style style:name="ro3" style:family="table-row">
      <style:table-row-properties style:row-height="1.251cm"/>
    </style:style>
    <style:style style:name="ro4" style:family="table-row">
      <style:table-row-properties style:row-height="0.799cm"/>
    </style:style>
    <style:style style:name="ro5" style:family="table-row">
      <style:table-row-properties style:row-height="2.736cm"/>
    </style:style>
    <style:style style:name="ro6" style:family="table-row">
      <style:table-row-properties style:row-height="1.875cm"/>
    </style:style>
    <style:style style:name="ro7" style:family="table-row">
      <style:table-row-properties style:row-height="1.498cm"/>
    </style:style>
    <style:style style:name="ro8" style:family="table-row">
      <style:table-row-properties style:row-height="2.413cm"/>
    </style:style>
    <style:style style:name="ro9" style:family="table-row">
      <style:table-row-properties style:row-height="2.412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ce3" style:family="table-cell">
      <style:graphic-properties style:repeat="repeat"/>
      <style:text-properties fo:font-size="12pt" style:font-size-asian="12pt" style:font-size-complex="12pt"/>
    </style:style>
    <style:style style:name="ce4" style:family="table-cell">
      <style:graphic-properties style:repeat="repeat"/>
      <style:paragraph-properties fo:text-align="center"/>
      <style:text-properties fo:font-family="Arial" style:font-family-generic="swiss" style:font-pitch="variable" fo:font-size="12pt" style:font-size-asian="12pt" style:font-size-complex="12pt"/>
    </style:style>
    <style:style style:name="ce5" style:family="table-cell">
      <style:graphic-properties style:repeat="repeat"/>
      <style:paragraph-properties fo:text-align="center"/>
      <style:text-properties fo:font-size="11pt" style:font-size-asian="11pt" style:font-size-complex="11pt"/>
    </style:style>
    <style:style style:name="ce6" style:family="table-cell">
      <style:graphic-properties style:repeat="repeat"/>
      <style:paragraph-properties fo:text-align="center"/>
      <style:text-properties fo:font-family="Arial" style:font-family-generic="swiss" style:font-pitch="variable" fo:font-size="11pt" style:font-size-asian="11pt" style:font-size-complex="11pt"/>
    </style:style>
    <style:style style:name="ce7" style:family="table-cell">
      <style:graphic-properties style:repeat="repeat"/>
      <style:text-properties fo:font-family="'Meiryo UI'" style:font-style-name="標準" style:font-family-generic="modern" style:font-pitch="variable" fo:font-size="11pt" style:font-family-asian="'Meiryo UI'" style:font-style-name-asian="標準" style:font-family-generic-asian="modern" style:font-pitch-asian="variable" style:font-size-asian="11pt" style:font-size-complex="11pt"/>
    </style:style>
    <style:style style:name="ce8" style:family="table-cell">
      <style:graphic-properties style:repeat="repeat"/>
      <style:paragraph-properties fo:text-align="center"/>
      <style:text-properties fo:font-family="Arial" style:font-style-name="標準" style:font-family-generic="swiss" style:font-pitch="variable" fo:font-size="11pt" fo:font-style="normal" fo:font-weight="normal" style:font-size-asian="11pt" style:font-size-complex="11pt"/>
    </style:style>
    <style:style style:name="ce9" style:family="table-cell">
      <style:graphic-properties style:repeat="repeat"/>
      <style:paragraph-properties fo:text-align="center"/>
      <style:text-properties style:text-position="0% 100%" fo:font-family="'ＭＳ ゴシック'" style:font-family-generic="modern" style:font-pitch="fixed" fo:font-size="11pt" fo:font-style="normal" fo:font-weight="normal" style:font-family-asian="'ＭＳ ゴシック'" style:font-family-generic-asian="modern" style:font-pitch-asian="fixed" style:font-size-asian="11pt" style:font-size-complex="11pt"/>
    </style:style>
    <style:style style:name="ce10" style:family="table-cell">
      <style:graphic-properties style:repeat="repeat"/>
      <style:paragraph-properties fo:text-align="start"/>
      <style:text-properties fo:font-family="'Meiryo UI'" style:font-style-name="標準" style:font-family-generic="modern" style:font-pitch="variable" fo:font-size="11pt" style:font-family-asian="'Meiryo UI'" style:font-style-name-asian="標準" style:font-family-generic-asian="modern" style:font-pitch-asian="variable" style:font-size-asian="11pt" style:font-size-complex="11pt"/>
    </style:style>
    <style:style style:name="ce11" style:family="table-cell">
      <style:graphic-properties style:repeat="repeat"/>
      <style:text-properties fo:font-size="11pt" style:font-size-asian="11pt" style:font-size-complex="11pt"/>
    </style:style>
    <style:style style:name="ce12" style:family="table-cell">
      <style:graphic-properties style:repeat="repeat"/>
      <style:text-properties fo:font-size="14pt" style:font-size-asian="14pt" style:font-size-complex="14pt"/>
    </style:style>
    <style:style style:name="ce13" style:family="table-cell">
      <style:graphic-properties style:repeat="repeat"/>
      <style:paragraph-properties fo:text-align="center"/>
      <style:text-properties fo:font-size="14pt" style:font-size-asian="14pt" style:font-size-complex="14pt"/>
    </style:style>
    <style:style style:name="ce14" style:family="table-cell">
      <style:graphic-properties style:repeat="repeat"/>
      <style:text-properties fo:font-family="'Meiryo UI'" style:font-family-generic="modern" style:font-pitch="variable" fo:font-size="14pt" style:font-size-asian="14pt" style:font-size-complex="14pt"/>
    </style:style>
    <style:style style:name="ce15" style:family="table-cell">
      <style:graphic-properties style:repeat="repeat" draw:textarea-vertical-align="middle"/>
      <style:paragraph-properties fo:text-align="center"/>
      <style:text-properties fo:font-family="'Meiryo UI'" style:font-style-name="標準" style:font-family-generic="modern" style:font-pitch="variable" fo:font-size="12pt" fo:font-style="normal" fo:font-weight="normal" style:font-size-asian="18pt" style:font-size-complex="18pt"/>
    </style:style>
    <style:style style:name="ce16" style:family="table-cell">
      <style:graphic-properties style:repeat="repeat" draw:textarea-vertical-align="middle"/>
      <style:paragraph-properties fo:text-align="center"/>
      <style:text-properties fo:font-family="'Meiryo UI'" style:font-style-name="標準" style:font-family-generic="modern" style:font-pitch="variable" fo:font-size="18pt" fo:font-style="normal" fo:font-weight="normal" style:font-size-asian="18pt" style:font-size-complex="18pt"/>
    </style:style>
    <style:style style:name="ce17" style:family="table-cell">
      <style:graphic-properties style:repeat="repeat" draw:textarea-vertical-align="middle"/>
      <style:paragraph-properties fo:text-align="start"/>
      <style:text-properties fo:font-family="'Meiryo UI'" style:font-family-generic="modern" style:font-pitch="variable" fo:font-size="12pt" fo:font-style="normal" fo:font-weight="normal" style:font-family-asian="'Meiryo UI'" style:font-family-generic-asian="modern" style:font-pitch-asian="variable" style:font-size-asian="12pt" style:font-size-complex="12pt"/>
    </style:style>
    <style:style style:name="ce18" style:family="table-cell">
      <style:graphic-properties style:repeat="repeat" draw:textarea-vertical-align="middle"/>
      <style:paragraph-properties fo:text-align="center"/>
      <style:text-properties style:text-position="0% 100%" fo:font-family="'Meiryo UI'" style:font-style-name="標準" style:font-family-generic="modern" style:font-pitch="variable" fo:font-size="12pt" fo:font-style="normal" fo:font-weight="normal" style:font-family-asian="'ＭＳ ゴシック'" style:font-family-generic-asian="modern" style:font-pitch-asian="fixed" style:font-size-asian="18pt" style:font-size-complex="18pt"/>
    </style:style>
    <style:style style:name="P1" style:family="paragraph">
      <style:paragraph-properties fo:text-align="center"/>
      <style:text-properties fo:font-family="'Meiryo UI'" style:font-style-name="標準" style:font-family-generic="modern" style:font-pitch="variable" fo:font-size="12pt" style:font-family-asian="'Meiryo UI'" style:font-style-name-asian="標準" style:font-family-generic-asian="modern" style:font-pitch-asian="variable" style:font-size-asian="12pt" style:font-size-complex="12pt"/>
    </style:style>
    <style:style style:name="P2" style:family="paragraph">
      <style:text-properties fo:font-family="'Meiryo UI'" style:font-style-name="標準" style:font-family-generic="modern" style:font-pitch="variable" fo:font-size="12pt" style:font-family-asian="'Meiryo UI'" style:font-style-name-asian="標準" style:font-family-generic-asian="modern" style:font-pitch-asian="variable" style:font-size-asian="12pt" style:font-size-complex="12pt"/>
    </style:style>
    <style:style style:name="P3" style:family="paragraph">
      <style:text-properties fo:font-family="'Meiryo UI'" style:font-style-name="標準" style:font-family-generic="modern" style:font-pitch="variable" fo:font-size="11pt" style:font-family-asian="'Meiryo UI'" style:font-style-name-asian="標準" style:font-family-generic-asian="modern" style:font-pitch-asian="variable" style:font-size-asian="11pt" style:font-size-complex="11pt"/>
    </style:style>
    <style:style style:name="P4" style:family="paragraph">
      <style:paragraph-properties fo:text-align="center"/>
      <style:text-properties style:text-position="0% 100%" fo:font-family="'Meiryo UI'" style:font-style-name="標準" style:font-family-generic="modern" style:font-pitch="variable" fo:font-size="12pt" style:font-family-asian="'Meiryo UI'" style:font-style-name-asian="標準" style:font-family-generic-asian="modern" style:font-pitch-asian="variable" style:font-size-asian="12pt" style:font-size-complex="12pt"/>
    </style:style>
    <style:style style:name="P5" style:family="paragraph">
      <style:paragraph-properties fo:text-align="start"/>
      <style:text-properties fo:font-family="'Meiryo UI'" style:font-style-name="標準" style:font-family-generic="modern" style:font-pitch="variable" fo:font-size="11pt" style:font-family-asian="'Meiryo UI'" style:font-style-name-asian="標準" style:font-family-generic-asian="modern" style:font-pitch-asian="variable" style:font-size-asian="11pt" style:font-size-complex="11pt"/>
    </style:style>
    <style:style style:name="P6" style:family="paragraph">
      <style:paragraph-properties fo:text-align="center"/>
      <style:text-properties fo:font-family="'Meiryo UI'" style:font-style-name="標準" style:font-family-generic="modern" style:font-pitch="variable" fo:font-size="12pt" style:font-size-asian="12pt" style:font-size-complex="12pt"/>
    </style:style>
    <style:style style:name="P7" style:family="paragraph">
      <style:text-properties fo:font-family="'Meiryo UI'" style:font-style-name="標準" style:font-family-generic="modern" style:font-pitch="variable" fo:font-size="12pt" style:font-size-asian="12pt" style:font-size-complex="12pt"/>
    </style:style>
    <style:style style:name="P8" style:family="paragraph">
      <style:paragraph-properties fo:text-align="start"/>
      <style:text-properties fo:font-family="'Meiryo UI'" style:font-style-name="標準" style:font-family-generic="modern" style:font-pitch="variable" fo:font-size="12pt" style:font-size-asian="12pt" style:font-size-complex="12pt"/>
    </style:style>
    <style:style style:name="P9" style:family="paragraph">
      <style:paragraph-properties fo:text-align="center"/>
      <style:text-properties style:text-position="0% 100%" fo:font-family="'Meiryo UI'" style:font-style-name="標準" style:font-family-generic="modern" style:font-pitch="variable" fo:font-size="12pt" style:font-size-asian="12pt" style:font-size-complex="12pt"/>
    </style:style>
    <style:style style:name="P10" style:family="paragraph">
      <style:text-properties style:font-size-asian="28.1000003814697pt"/>
    </style:style>
    <style:style style:name="T1" style:family="text">
      <style:text-properties fo:font-style="normal" fo:font-weight="normal"/>
    </style:style>
    <style:style style:name="T2" style:family="text">
      <style:text-properties style:text-position="0% 100%" fo:font-style="normal" fo:font-weight="normal"/>
    </style:style>
    <style:style style:name="T3" style:family="text">
      <style:text-properties fo:font-style="normal" fo:font-weight="normal" style:font-family-asian="'Meiryo UI'" style:font-family-generic-asian="modern" style:font-pitch-asian="variable"/>
    </style:style>
    <style:style style:name="T4" style:family="text">
      <style:text-properties style:text-position="0% 100%" fo:font-style="normal" fo:font-weight="normal" style:font-family-asian="'ＭＳ ゴシック'" style:font-family-generic-asian="modern" style:font-pitch-asian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1">
        <office:forms form:automatic-focus="false" form:apply-design-mode="false"/>
        <draw:frame presentation:style-name="pr1" draw:layer="layout" svg:width="23.5cm" svg:height="1.3cm" svg:x="2cm" svg:y="1.9cm" presentation:class="title">
          <draw:text-box>
            <text:p>Architectural Decision(GUI Framework)</text:p>
          </draw:text-box>
        </draw:frame>
        <draw:frame draw:style-name="standard" draw:layer="layout" svg:width="23.993cm" svg:height="16.038cm" svg:x="2cm" svg:y="3.4cm" presentation:class="table" presentation:user-transformed="true">
          <table:table table:template-name="sun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Tech.</text:p>
              </table:table-cell>
              <table:table-cell>
                <text:p text:style-name="P1">Category</text:p>
              </table:table-cell>
              <table:table-cell>
                <text:p text:style-name="P1">Program</text:p>
                <text:p text:style-name="P1">Language</text:p>
              </table:table-cell>
              <table:table-cell table:style-name="ce2">
                <text:p text:style-name="P1">EoD/</text:p>
                <text:p text:style-name="P1">Tool</text:p>
              </table:table-cell>
              <table:table-cell table:style-name="ce2">
                <text:p text:style-name="P1">Knowledge</text:p>
              </table:table-cell>
              <table:table-cell table:style-name="ce3">
                <text:p text:style-name="P1">Another point of view /</text:p>
                <text:p text:style-name="P1">Justification</text:p>
              </table:table-cell>
              <table:table-cell table:style-name="ce3">
                <text:p text:style-name="P2">Decision</text:p>
              </table:table-cell>
            </table:table-row>
            <table:table-row table:style-name="ro2" table:default-cell-style-name="ce5">
              <table:table-cell table:style-name="ce4">
                <text:p text:style-name="P1">Dojo w/</text:p>
                <text:p text:style-name="P1">HTML5</text:p>
              </table:table-cell>
              <table:table-cell>
                <text:p text:style-name="P1">Web</text:p>
              </table:table-cell>
              <table:table-cell table:style-name="ce6">
                <text:p text:style-name="P1">JavaScript</text:p>
                <text:p text:style-name="P1">HTML5</text:p>
              </table:table-cell>
              <table:table-cell>
                <text:p text:style-name="P1">n/a</text:p>
              </table:table-cell>
              <table:table-cell>
                <text:p text:style-name="P1">n/a</text:p>
              </table:table-cell>
              <table:table-cell table:style-name="ce7">
                <text:p text:style-name="P3">サーバレスを前提とした場合、ローカル処理に対するセキュリティ上の制約が厳しく、要件を満たさないと考えられる。</text:p>
              </table:table-cell>
              <table:table-cell table:style-name="ce6">
                <text:p text:style-name="P1">x</text:p>
              </table:table-cell>
            </table:table-row>
            <table:table-row table:style-name="ro1" table:default-cell-style-name="ce5">
              <table:table-cell table:style-name="ce4">
                <text:p text:style-name="P1">Adobe</text:p>
                <text:p text:style-name="P1">AIR</text:p>
              </table:table-cell>
              <table:table-cell table:style-name="ce6">
                <text:p text:style-name="P1">Web(RIA)</text:p>
              </table:table-cell>
              <table:table-cell/>
              <table:table-cell>
                <text:p text:style-name="P1">×</text:p>
              </table:table-cell>
              <table:table-cell>
                <text:p text:style-name="P1">×</text:p>
              </table:table-cell>
              <table:table-cell table:style-name="ce7">
                <text:p text:style-name="P3">無償の開発環境ではEoDが高くなるようには見えない。情報量も不足勝ち</text:p>
              </table:table-cell>
              <table:table-cell table:style-name="ce6">
                <text:p text:style-name="P1">x</text:p>
              </table:table-cell>
            </table:table-row>
            <table:table-row table:style-name="ro1" table:default-cell-style-name="ce6">
              <table:table-cell table:style-name="ce4">
                <text:p text:style-name="P1">ruby-gnome2</text:p>
              </table:table-cell>
              <table:table-cell>
                <text:p text:style-name="P1">GUI</text:p>
              </table:table-cell>
              <table:table-cell>
                <text:p text:style-name="P1">ruby</text:p>
              </table:table-cell>
              <table:table-cell table:style-name="ce5">
                <text:p text:style-name="P1">n/a</text:p>
              </table:table-cell>
              <table:table-cell table:style-name="ce5">
                <text:p text:style-name="P1">n/a</text:p>
              </table:table-cell>
              <table:table-cell table:style-name="ce7">
                <text:p text:style-name="P3">ruby環境で動作確認が行えていない。</text:p>
              </table:table-cell>
              <table:table-cell>
                <text:p text:style-name="P1">x</text:p>
              </table:table-cell>
            </table:table-row>
            <table:table-row table:style-name="ro3" table:default-cell-style-name="ce9">
              <table:table-cell table:style-name="ce4">
                <text:p text:style-name="P1">vruby</text:p>
              </table:table-cell>
              <table:table-cell table:style-name="ce6">
                <text:p text:style-name="P1">GUI</text:p>
              </table:table-cell>
              <table:table-cell table:style-name="ce8">
                <text:p text:style-name="P1"><text:span text:style-name="T1">ruby</text:span></text:p>
              </table:table-cell>
              <table:table-cell>
                <text:p text:style-name="P4"><text:span text:style-name="T2">○</text:span></text:p>
              </table:table-cell>
              <table:table-cell>
                <text:p text:style-name="P4"><text:span text:style-name="T2">○</text:span></text:p>
              </table:table-cell>
              <table:table-cell table:style-name="ce10">
                <text:p text:style-name="P5">ruby1.9系での将来的なロードマップが不明瞭であり、ちょっと致命的。</text:p>
              </table:table-cell>
              <table:table-cell table:style-name="ce5">
                <text:p text:style-name="P1">△</text:p>
              </table:table-cell>
            </table:table-row>
            <table:table-row table:style-name="ro4" table:default-cell-style-name="ce6">
              <table:table-cell table:style-name="ce4">
                <text:p text:style-name="P1">wxRuby</text:p>
              </table:table-cell>
              <table:table-cell>
                <text:p text:style-name="P1">GUI</text:p>
              </table:table-cell>
              <table:table-cell>
                <text:p text:style-name="P1">ruby</text:p>
              </table:table-cell>
              <table:table-cell table:style-name="ce5">
                <text:p text:style-name="P1">n/a</text:p>
              </table:table-cell>
              <table:table-cell table:style-name="ce5">
                <text:p text:style-name="P1">n/a</text:p>
              </table:table-cell>
              <table:table-cell table:style-name="ce7">
                <text:p text:style-name="P3">ruby環境で動作確認が行えていない。</text:p>
              </table:table-cell>
              <table:table-cell>
                <text:p text:style-name="P1">x</text:p>
              </table:table-cell>
            </table:table-row>
            <table:table-row table:style-name="ro5" table:default-cell-style-name="ce6">
              <table:table-cell table:style-name="ce4">
                <text:p text:style-name="P1">JRuby w/</text:p>
                <text:p text:style-name="P1">Swing</text:p>
              </table:table-cell>
              <table:table-cell>
                <text:p text:style-name="P1">GUI</text:p>
              </table:table-cell>
              <table:table-cell>
                <text:p text:style-name="P1">JRuby</text:p>
                <text:p text:style-name="P1">Java</text:p>
              </table:table-cell>
              <table:table-cell table:style-name="ce5">
                <text:p text:style-name="P1">△</text:p>
              </table:table-cell>
              <table:table-cell table:style-name="ce5">
                <text:p text:style-name="P1">×</text:p>
              </table:table-cell>
              <table:table-cell table:style-name="ce7">
                <text:p text:style-name="P3">Swingの煩雑さをJRubyが軽減することを期待できるが、JRubyそのものの情報量やノウハウが蓄積されていない。また開発言語が複数となることでSwingの煩雑さ軽減が相殺されることが想定される。</text:p>
              </table:table-cell>
              <table:table-cell>
                <text:p text:style-name="P1">x</text:p>
              </table:table-cell>
            </table:table-row>
            <table:table-row table:style-name="ro6" table:default-cell-style-name="ce5">
              <table:table-cell table:style-name="ce2">
                <text:p text:style-name="P1">Swing</text:p>
              </table:table-cell>
              <table:table-cell table:style-name="ce6">
                <text:p text:style-name="P1">GUI</text:p>
              </table:table-cell>
              <table:table-cell table:style-name="ce6">
                <text:p text:style-name="P1">Java</text:p>
              </table:table-cell>
              <table:table-cell>
                <text:p text:style-name="P1">×</text:p>
                <text:p text:style-name="P1">Swing</text:p>
                <text:p text:style-name="P1">Designer</text:p>
              </table:table-cell>
              <table:table-cell>
                <text:p text:style-name="P1">△</text:p>
              </table:table-cell>
              <table:table-cell table:style-name="ce7">
                <text:p text:style-name="P3">Swingの情報は豊富だが、煩雑さは避けがたくEoDが高いとはいえない。</text:p>
              </table:table-cell>
              <table:table-cell>
                <text:p text:style-name="P1">△</text:p>
              </table:table-cell>
            </table:table-row>
            <table:table-row table:style-name="ro6" table:default-cell-style-name="ce6">
              <table:table-cell table:style-name="ce2">
                <text:p text:style-name="P1">SWT</text:p>
              </table:table-cell>
              <table:table-cell>
                <text:p text:style-name="P1">GUI</text:p>
              </table:table-cell>
              <table:table-cell>
                <text:p text:style-name="P1">Java</text:p>
              </table:table-cell>
              <table:table-cell table:style-name="ce5">
                <text:p text:style-name="P1">×</text:p>
                <text:p text:style-name="P1">SWT Designer</text:p>
              </table:table-cell>
              <table:table-cell table:style-name="ce5">
                <text:p text:style-name="P1">×</text:p>
              </table:table-cell>
              <table:table-cell table:style-name="ce7">
                <text:p text:style-name="P3">世間一般の情報量はSwingより少なく、Swingの煩雑さを軽減しているわけでもない。</text:p>
              </table:table-cell>
              <table:table-cell>
                <text:p text:style-name="P1">x</text:p>
              </table:table-cell>
            </table:table-row>
            <table:table-row table:style-name="ro2" table:default-cell-style-name="ce5">
              <table:table-cell table:style-name="ce2">
                <text:p text:style-name="P1">JavaFX</text:p>
              </table:table-cell>
              <table:table-cell table:style-name="ce6">
                <text:p text:style-name="P1">GUI</text:p>
              </table:table-cell>
              <table:table-cell>
                <text:p text:style-name="P1">Java</text:p>
              </table:table-cell>
              <table:table-cell>
                <text:p text:style-name="P1">△</text:p>
              </table:table-cell>
              <table:table-cell>
                <text:p text:style-name="P1">△</text:p>
              </table:table-cell>
              <table:table-cell table:style-name="ce7">
                <text:p text:style-name="P3">日本語の情報量は豊富とはいえないが、今後のJava世界での将来性は期待。SwingよりはEoDが高いことが期待。GUIもモダン</text:p>
              </table:table-cell>
              <table:table-cell table:style-name="ce11">
                <text:p text:style-name="P1">○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1T1">
        <office:forms form:automatic-focus="false" form:apply-design-mode="false"/>
        <draw:frame presentation:style-name="pr1" draw:layer="layout" svg:width="23.5cm" svg:height="1.3cm" svg:x="2cm" svg:y="1.9cm" presentation:class="title">
          <draw:text-box>
            <text:p>Architectural Decision(Data Store)</text:p>
          </draw:text-box>
        </draw:frame>
        <draw:frame draw:style-name="standard" draw:layer="layout" svg:width="23.177cm" svg:height="15.974cm" svg:x="2cm" svg:y="3.399cm">
          <table:table table:template-name="sun" table:use-first-row-styles="true" table:use-first-column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7" table:default-cell-style-name="ce12">
              <table:table-cell>
                <text:p text:style-name="P6">Tech.</text:p>
              </table:table-cell>
              <table:table-cell>
                <text:p text:style-name="P6">Mode</text:p>
              </table:table-cell>
              <table:table-cell>
                <text:p text:style-name="P7">移植性/</text:p>
                <text:p text:style-name="P7">管理容易性</text:p>
              </table:table-cell>
              <table:table-cell table:style-name="ce13">
                <text:p text:style-name="P6">Fee</text:p>
              </table:table-cell>
              <table:table-cell table:style-name="ce14">
                <text:p text:style-name="P6">Another point of view /</text:p>
                <text:p text:style-name="P6">Justification</text:p>
              </table:table-cell>
              <table:table-cell>
                <text:p text:style-name="P7">Decision</text:p>
              </table:table-cell>
            </table:table-row>
            <table:table-row table:style-name="ro8" table:default-cell-style-name="ce15">
              <table:table-cell>
                <text:p text:style-name="P6"><text:span text:style-name="T1">Common</text:span></text:p>
                <text:p text:style-name="P6"><text:span text:style-name="T1">RDBs</text:span></text:p>
                <text:p text:style-name="P6"><text:span text:style-name="T1">(DB2/Ora/</text:span><text:span text:style-name="T1"><text:line-break/></text:span><text:span text:style-name="T1">Postgre/My)</text:span></text:p>
              </table:table-cell>
              <table:table-cell>
                <text:p text:style-name="P6"><text:span text:style-name="T1">Client/Server</text:span></text:p>
              </table:table-cell>
              <table:table-cell table:style-name="ce16">
                <text:p text:style-name="P6"><text:span text:style-name="T1">-</text:span></text:p>
              </table:table-cell>
              <table:table-cell>
                <text:p text:style-name="P6"><text:span text:style-name="T1">-</text:span></text:p>
              </table:table-cell>
              <table:table-cell table:style-name="ce17">
                <text:p text:style-name="P8"><text:span text:style-name="T3">サーバレスのシステムとすることを重視し、クライアント・サーバ形式の選択肢を除外する</text:span></text:p>
              </table:table-cell>
              <table:table-cell table:style-name="ce16">
                <text:p text:style-name="P6"><text:span text:style-name="T1">×</text:span></text:p>
              </table:table-cell>
            </table:table-row>
            <table:table-row table:style-name="ro8" table:default-cell-style-name="ce15">
              <table:table-cell>
                <text:p text:style-name="P6"><text:span text:style-name="T1">Derby</text:span></text:p>
              </table:table-cell>
              <table:table-cell>
                <text:p text:style-name="P6"><text:span text:style-name="T1">Client/Server</text:span></text:p>
                <text:p text:style-name="P6"><text:span text:style-name="T1">Stand Alone</text:span></text:p>
              </table:table-cell>
              <table:table-cell table:style-name="ce16">
                <text:p text:style-name="P6"><text:span text:style-name="T1">△</text:span></text:p>
              </table:table-cell>
              <table:table-cell>
                <text:p text:style-name="P6"><text:span text:style-name="T1">Free</text:span></text:p>
              </table:table-cell>
              <table:table-cell table:style-name="ce17">
                <text:p text:style-name="P8"><text:span text:style-name="T3">DB</text:span><text:span text:style-name="T3">データファイル構成は不明だが、</text:span><text:span text:style-name="T3">JDK</text:span><text:span text:style-name="T3">にバンドルされており、導入コストが軽減される。</text:span></text:p>
              </table:table-cell>
              <table:table-cell table:style-name="ce16">
                <text:p text:style-name="P6"><text:span text:style-name="T1">◎</text:span></text:p>
              </table:table-cell>
            </table:table-row>
            <table:table-row table:style-name="ro8" table:default-cell-style-name="ce15">
              <table:table-cell>
                <text:p text:style-name="P6"><text:span text:style-name="T1">MS-Access</text:span></text:p>
              </table:table-cell>
              <table:table-cell>
                <text:p text:style-name="P6"><text:span text:style-name="T1">Stand alone</text:span></text:p>
              </table:table-cell>
              <table:table-cell table:style-name="ce16">
                <text:p text:style-name="P6"><text:span text:style-name="T1">○</text:span></text:p>
              </table:table-cell>
              <table:table-cell table:style-name="ce18">
                <text:p text:style-name="P9"><text:span text:style-name="T4">Not free</text:span></text:p>
              </table:table-cell>
              <table:table-cell table:style-name="ce17">
                <text:p text:style-name="P8"><text:span text:style-name="T3">有償製品であり、ライセンスの購入が必要</text:span><text:span text:style-name="T3">(</text:span><text:span text:style-name="T3">それ以外の観点では非常に高評価</text:span><text:span text:style-name="T3">)</text:span></text:p>
              </table:table-cell>
              <table:table-cell table:style-name="ce16">
                <text:p text:style-name="P6"><text:span text:style-name="T1">×</text:span></text:p>
              </table:table-cell>
            </table:table-row>
            <table:table-row table:style-name="ro8" table:default-cell-style-name="ce15">
              <table:table-cell>
                <text:p text:style-name="P6"><text:span text:style-name="T1">LibreOffice</text:span></text:p>
                <text:p text:style-name="P6"><text:span text:style-name="T1">Base</text:span></text:p>
              </table:table-cell>
              <table:table-cell>
                <text:p text:style-name="P6"><text:span text:style-name="T1">Stand alone</text:span></text:p>
              </table:table-cell>
              <table:table-cell table:style-name="ce16">
                <text:p text:style-name="P6"><text:span text:style-name="T1">×</text:span></text:p>
              </table:table-cell>
              <table:table-cell>
                <text:p text:style-name="P6"><text:span text:style-name="T1">-</text:span></text:p>
              </table:table-cell>
              <table:table-cell table:style-name="ce17">
                <text:p text:style-name="P8"><text:span text:style-name="T3">MS-Access</text:span><text:span text:style-name="T3">とことなりデータ管理機構を内蔵しておらず、別途立てる</text:span><text:span text:style-name="T3">DB</text:span><text:span text:style-name="T3">のフロントエンドでしかない。</text:span></text:p>
              </table:table-cell>
              <table:table-cell table:style-name="ce16">
                <text:p text:style-name="P6"><text:span text:style-name="T1">×</text:span></text:p>
              </table:table-cell>
            </table:table-row>
            <table:table-row table:style-name="ro8" table:default-cell-style-name="ce15">
              <table:table-cell>
                <text:p text:style-name="P6"><text:span text:style-name="T1">SQLite</text:span></text:p>
              </table:table-cell>
              <table:table-cell>
                <text:p text:style-name="P6"><text:span text:style-name="T1">Stand alone</text:span></text:p>
              </table:table-cell>
              <table:table-cell>
                <text:p text:style-name="P6"><text:span text:style-name="T1">○</text:span></text:p>
              </table:table-cell>
              <table:table-cell>
                <text:p text:style-name="P6"><text:span text:style-name="T1">Free</text:span></text:p>
              </table:table-cell>
              <table:table-cell table:style-name="ce17">
                <text:p text:style-name="P8"><text:span text:style-name="T3">Java</text:span><text:span text:style-name="T3">ベースのアプリケーションにおける実績は不明瞭だが、他の条件を勘案してデータストアの実装技術として採用</text:span></text:p>
              </table:table-cell>
              <table:table-cell table:style-name="ce16">
                <text:p text:style-name="P6"><text:span text:style-name="T1">○</text:span></text:p>
              </table:table-cell>
            </table:table-row>
            <table:table-row table:style-name="ro9" table:default-cell-style-name="ce15">
              <table:table-cell>
                <text:p text:style-name="P6"><text:span text:style-name="T1">Text based</text:span></text:p>
                <text:p text:style-name="P6"><text:span text:style-name="T1">Custom DBM</text:span></text:p>
              </table:table-cell>
              <table:table-cell>
                <text:p text:style-name="P6"><text:span text:style-name="T1">Stand alone</text:span></text:p>
              </table:table-cell>
              <table:table-cell>
                <text:p text:style-name="P6"><text:span text:style-name="T1">○</text:span></text:p>
              </table:table-cell>
              <table:table-cell>
                <text:p text:style-name="P6"><text:span text:style-name="T1">Free</text:span></text:p>
              </table:table-cell>
              <table:table-cell table:style-name="ce17">
                <text:p text:style-name="P8"><text:span text:style-name="T3">COTS</text:span><text:span text:style-name="T3">のデータストア管理機構を利用可能であるならば、自前での実装を行う必要性は乏しい</text:span></text:p>
              </table:table-cell>
              <table:table-cell table:style-name="ce16">
                <text:p text:style-name="P6"><text:span text:style-name="T1">△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fo:wrap-option="wrap" draw:shadow="hidden" draw:shadow-offset-x="0.1cm" draw:shadow-offset-y="0.1cm" draw:shadow-color="#333333" draw:shadow-opacity="4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ＭＳ Ｐゴシック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family-generic-asian="system" style:font-pitch-asian="variable" style:font-size-asian="22pt" style:font-style-asian="normal" style:font-weight-asian="normal" style:font-family-complex="Tahoma" style:font-family-generic-complex="system" style:font-pitch-complex="variable" style:font-size-complex="2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1.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3.6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番号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6-26T00:43:30.80</meta:creation-date>
    <dc:date>2013-02-27T23:14:04.22</dc:date>
    <meta:editing-duration>PT6H37M17S</meta:editing-duration>
    <meta:editing-cycles>59</meta:editing-cycles>
    <meta:generator>LibreOffice/4.0.0.3$Windows_x86 LibreOffice_project/7545bee9c2a0782548772a21bc84a9dcc583b89</meta:generator>
    <meta:document-statistic meta:object-count="40"/>
  </office:meta>
</office:document-meta>
</file>